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paragraph-properties fo:break-before="page"/>
      <style:text-properties officeooo:rsid="001bbdd1" officeooo:paragraph-rsid="001bbdd1"/>
    </style:style>
    <style:style style:name="P11" style:family="paragraph" style:parent-style-name="Text_20_body">
      <style:text-properties officeooo:rsid="0018aea4" officeooo:paragraph-rsid="0018aea4"/>
    </style:style>
    <style:style style:name="P12" style:family="paragraph" style:parent-style-name="Text_20_body">
      <style:text-properties officeooo:rsid="001bbdd1" officeooo:paragraph-rsid="001bbdd1"/>
    </style:style>
    <style:style style:name="P13" style:family="paragraph" style:parent-style-name="Table_20_Contents">
      <style:text-properties officeooo:rsid="001614ef" officeooo:paragraph-rsid="001614ef"/>
    </style:style>
    <style:style style:name="P14" style:family="paragraph" style:parent-style-name="Table_20_Contents">
      <style:text-properties officeooo:rsid="001bbdd1" officeooo:paragraph-rsid="001bbdd1"/>
    </style:style>
    <style:style style:name="P15" style:family="paragraph" style:parent-style-name="Standard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d851"/>
    </style:style>
    <style:style style:name="P17" style:family="paragraph" style:parent-style-name="Standard">
      <style:text-properties officeooo:rsid="00209519" officeooo:paragraph-rsid="00209519"/>
    </style:style>
    <style:style style:name="P18" style:family="paragraph" style:parent-style-name="Table_20_Contents">
      <style:text-properties officeooo:rsid="001dd851" officeooo:paragraph-rsid="001dd851"/>
    </style:style>
    <style:style style:name="P19" style:family="paragraph" style:parent-style-name="Table_20_Contents">
      <style:text-properties officeooo:rsid="001f0565" officeooo:paragraph-rsid="001f0565"/>
    </style:style>
    <style:style style:name="P20" style:family="paragraph" style:parent-style-name="Table_20_Contents">
      <style:text-properties officeooo:rsid="00209519" officeooo:paragraph-rsid="00209519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19a2"/>
    </style:style>
    <style:style style:name="T4" style:family="text">
      <style:text-properties officeooo:rsid="0018aea4"/>
    </style:style>
    <style:style style:name="T5" style:family="text">
      <style:text-properties officeooo:rsid="001a6449"/>
    </style:style>
    <style:style style:name="T6" style:family="text">
      <style:text-properties officeooo:rsid="001bbdd1"/>
    </style:style>
    <style:style style:name="T7" style:family="text">
      <style:text-properties officeooo:rsid="001d624e"/>
    </style:style>
    <style:style style:name="T8" style:family="text">
      <style:text-properties officeooo:rsid="001f0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P32NMEA2K</text:h>
      <text:p text:style-name="P12">2021/11/17</text:p>
      <text:h text:style-name="Heading_20_2" text:outline-level="2">Conversions <text:span text:style-name="T6">NMEA2000-&gt;NMEA0183</text:span></text:h>
      <text:p text:style-name="P11">DIN: Seasmart, on for all messages if enabled in config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N2K</text:p>
          </table:table-cell>
          <table:table-cell table:style-name="Table1.A1" office:value-type="string">
            <text:p text:style-name="P13">NMEA0183</text:p>
          </table:table-cell>
          <table:table-cell table:style-name="Table1.A1" office:value-type="string">
            <text:p text:style-name="P13">Hint</text:p>
          </table:table-cell>
          <table:table-cell table:style-name="Table1.D1" office:value-type="string">
            <text:p text:style-name="P13">Implemented <text:span text:style-name="T3">(X: 20211113)</text:span>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4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51 Rate of Tur<text:span text:style-name="T4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7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<text:span text:style-name="T5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>
          <table:table-cell table:style-name="Table1.A2" office:value-type="string">
            <text:p text:style-name="P1">129026 COG &amp; SOG, <text:soft-page-break/>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only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0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4">NMEA0183</text:p>
          </table:table-cell>
          <table:table-cell table:style-name="Table2.A1" office:value-type="string">
            <text:p text:style-name="P14">NMEA2000</text:p>
          </table:table-cell>
          <table:table-cell table:style-name="Table2.A1" office:value-type="string">
            <text:p text:style-name="P14">Hint</text:p>
          </table:table-cell>
          <table:table-cell table:style-name="Table2.D1" office:value-type="string">
            <text:p text:style-name="P14">Implemented<text:line-break/>(X: 20211113)</text:p>
          </table:table-cell>
        </table:table-row>
        <table:table-row>
          <table:table-cell table:style-name="Table2.A2" office:value-type="string">
            <text:p text:style-name="P14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7">Data – </text:span>Route/WP information</text:p>
          </table:table-cell>
          <table:table-cell table:style-name="Table2.A2" office:value-type="string">
            <text:p text:style-name="P9"><text:s/><text:span text:style-name="T8">Maintain internal list of waypoints</text:span></text:p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127258 Magnetic Variation</text:p>
            <text:p text:style-name="P9"><text:soft-page-break/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only one rudder (instance 0)</text:p>
          </table:table-cell>
        </table:table-row>
        <table:table-row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I</text:p>
          </table:table-cell>
        </table:table-row>
        <table:table-row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no VWT</text:p>
          </table:table-cell>
        </table:table-row>
        <table:table-row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6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6">129038 AIS Class A Position Report</text:p>
            <text:p text:style-name="P16">129039 AIS Class B Position Report</text:p>
            <text:p text:style-name="P16">129040 AIS Class B Extended Position Report</text:p>
            <text:p text:style-name="P16">129041 AIS Aids to Navigation (AtoN) Report</text:p>
            <text:p text:style-name="P16">129793 AIS UTC and Date Report</text:p>
            <text:p text:style-name="P16">129794 AIS Class A Static and Voyage <text:soft-page-break/>Related Data</text:p>
            <text:p text:style-name="P16">129798 AIS SAR Aircraft Position Report</text:p>
            <text:p text:style-name="P16">129809 AIS Class B «CS» Static Data Report, Part A</text:p>
            <text:p text:style-name="P16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X: 129038, 129039, 129794,129809,129810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4:53.160071801</meta:creation-date>
    <dc:date>2021-11-18T13:35:54.967467436</dc:date>
    <meta:editing-duration>P1DT1H26M12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6" meta:paragraph-count="246" meta:word-count="778" meta:character-count="4323" meta:non-whitespace-character-count="3781"/>
  </office:meta>
</office:document-meta>
</file>